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color="#00a933" loext:opacity="100%"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color="#00a933" loext:opacity="100%"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5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6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bfab3" style:font-size-asian="14pt" style:font-weight-asian="normal" style:font-size-complex="16pt" style:font-weight-complex="normal"/>
    </style:style>
    <style:style style:name="P47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e0ecb" style:font-size-asian="14pt" style:font-weight-asian="normal" style:font-size-complex="16pt" style:font-weight-complex="normal"/>
    </style:style>
    <style:style style:name="P48" style:family="paragraph" style:parent-style-name="Standard" style:list-style-name="L5">
      <style:text-properties fo:color="#00a933" loext:opacity="100%" fo:font-size="16pt" style:text-underline-style="none" fo:font-weight="normal" officeooo:rsid="0299e8a1" officeooo:paragraph-rsid="0299e8a1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51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52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53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5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6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8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9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60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61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3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4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6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8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9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71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72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73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5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6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8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9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6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7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8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9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90" style:family="paragraph" style:parent-style-name="Standard">
      <style:text-properties officeooo:paragraph-rsid="00d2ea77"/>
    </style:style>
    <style:style style:name="P91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4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6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7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8" style:family="paragraph" style:parent-style-name="Standard" style:list-style-name="L11">
      <style:text-properties officeooo:paragraph-rsid="00d2ea77"/>
    </style:style>
    <style:style style:name="P99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100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4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6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7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9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10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5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6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7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8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9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20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4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5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6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7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8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9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30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5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6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7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8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9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40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41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4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5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6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7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8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9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50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4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5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6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7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8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9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4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5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6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7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9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70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71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3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4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5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6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7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8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9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80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81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82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83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5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6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7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90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1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92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4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5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6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7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8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9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200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203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4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6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8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11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4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8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7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9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30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31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2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3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6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7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8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9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40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41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42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43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4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5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6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officeooo:rsid="028c3a17"/>
    </style:style>
    <style:style style:name="T23" style:family="text">
      <style:text-properties officeooo:rsid="028e0ecb"/>
    </style:style>
    <style:style style:name="T24" style:family="text">
      <style:text-properties style:text-underline-style="solid" style:text-underline-width="auto" style:text-underline-color="font-color" officeooo:rsid="00818030"/>
    </style:style>
    <style:style style:name="T25" style:family="text">
      <style:text-properties style:text-underline-style="solid" style:text-underline-width="auto" style:text-underline-color="font-color" officeooo:rsid="023478cc"/>
    </style:style>
    <style:style style:name="T26" style:family="text">
      <style:text-properties officeooo:rsid="02376253"/>
    </style:style>
    <style:style style:name="T27" style:family="text">
      <style:text-properties officeooo:rsid="023933f6"/>
    </style:style>
    <style:style style:name="T28" style:family="text">
      <style:text-properties officeooo:rsid="02372915"/>
    </style:style>
    <style:style style:name="T29" style:family="text">
      <style:text-properties officeooo:rsid="0237b804"/>
    </style:style>
    <style:style style:name="T30" style:family="text">
      <style:text-properties officeooo:rsid="0241bbfe"/>
    </style:style>
    <style:style style:name="T31" style:family="text">
      <style:text-properties officeooo:rsid="0243f0b7"/>
    </style:style>
    <style:style style:name="T32" style:family="text">
      <style:text-properties officeooo:rsid="02460a50"/>
    </style:style>
    <style:style style:name="T33" style:family="text">
      <style:text-properties officeooo:rsid="009955a8"/>
    </style:style>
    <style:style style:name="T34" style:family="text">
      <style:text-properties officeooo:rsid="024dd3ce"/>
    </style:style>
    <style:style style:name="T35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7" style:family="text">
      <style:text-properties officeooo:rsid="016911fe"/>
    </style:style>
    <style:style style:name="T38" style:family="text">
      <style:text-properties officeooo:rsid="019b411f"/>
    </style:style>
    <style:style style:name="T39" style:family="text">
      <style:text-properties officeooo:rsid="019d475c"/>
    </style:style>
    <style:style style:name="T40" style:family="text">
      <style:text-properties officeooo:rsid="019f1375"/>
    </style:style>
    <style:style style:name="T41" style:family="text">
      <style:text-properties officeooo:rsid="019f6bf2"/>
    </style:style>
    <style:style style:name="T42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4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5" style:family="text">
      <style:text-properties officeooo:rsid="01a54b31"/>
    </style:style>
    <style:style style:name="T46" style:family="text">
      <style:text-properties officeooo:rsid="01a71ab7"/>
    </style:style>
    <style:style style:name="T47" style:family="text">
      <style:text-properties officeooo:rsid="01a775c8"/>
    </style:style>
    <style:style style:name="T48" style:family="text">
      <style:text-properties officeooo:rsid="021a8e0e"/>
    </style:style>
    <style:style style:name="T49" style:family="text">
      <style:text-properties officeooo:rsid="01740416"/>
    </style:style>
    <style:style style:name="T50" style:family="text">
      <style:text-properties officeooo:rsid="021901a4"/>
    </style:style>
    <style:style style:name="T51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3" style:family="text">
      <style:text-properties officeooo:rsid="01a3ee2f"/>
    </style:style>
    <style:style style:name="T54" style:family="text">
      <style:text-properties officeooo:rsid="016b3d87"/>
    </style:style>
    <style:style style:name="T55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8" style:family="text">
      <style:text-properties officeooo:rsid="016f107a"/>
    </style:style>
    <style:style style:name="T59" style:family="text">
      <style:text-properties officeooo:rsid="01708151"/>
    </style:style>
    <style:style style:name="T60" style:family="text">
      <style:text-properties officeooo:rsid="01709967"/>
    </style:style>
    <style:style style:name="T61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3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4" style:family="text">
      <style:text-properties officeooo:rsid="01616c1a"/>
    </style:style>
    <style:style style:name="T65" style:family="text">
      <style:text-properties officeooo:rsid="013e2120"/>
    </style:style>
    <style:style style:name="T66" style:family="text">
      <style:text-properties officeooo:rsid="01631034"/>
    </style:style>
    <style:style style:name="T67" style:family="text">
      <style:text-properties officeooo:rsid="013ded00"/>
    </style:style>
    <style:style style:name="T68" style:family="text">
      <style:text-properties officeooo:rsid="0163f451"/>
    </style:style>
    <style:style style:name="T69" style:family="text">
      <style:text-properties officeooo:rsid="01654b68"/>
    </style:style>
    <style:style style:name="T70" style:family="text">
      <style:text-properties officeooo:rsid="01442540"/>
    </style:style>
    <style:style style:name="T71" style:family="text">
      <style:text-properties officeooo:rsid="016607eb"/>
    </style:style>
    <style:style style:name="T72" style:family="text">
      <style:text-properties officeooo:rsid="0168cbac"/>
    </style:style>
    <style:style style:name="T73" style:family="text">
      <style:text-properties officeooo:rsid="01773cae"/>
    </style:style>
    <style:style style:name="T74" style:family="text">
      <style:text-properties officeooo:rsid="0179ba53"/>
    </style:style>
    <style:style style:name="T75" style:family="text">
      <style:text-properties officeooo:rsid="01810e99"/>
    </style:style>
    <style:style style:name="T76" style:family="text">
      <style:text-properties officeooo:rsid="01828e1e"/>
    </style:style>
    <style:style style:name="T7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 officeooo:rsid="00a896fb"/>
    </style:style>
    <style:style style:name="T80" style:family="text">
      <style:text-properties officeooo:rsid="01bc380d"/>
    </style:style>
    <style:style style:name="T81" style:family="text">
      <style:text-properties officeooo:rsid="01ca0036"/>
    </style:style>
    <style:style style:name="T82" style:family="text">
      <style:text-properties fo:color="#ff0000" loext:opacity="100%" style:text-underline-style="solid" style:text-underline-width="auto" style:text-underline-color="font-color" officeooo:rsid="00a896fb"/>
    </style:style>
    <style:style style:name="T83" style:family="text">
      <style:text-properties officeooo:rsid="00a896fb"/>
    </style:style>
    <style:style style:name="T84" style:family="text">
      <style:text-properties officeooo:rsid="01cb4c7c"/>
    </style:style>
    <style:style style:name="T85" style:family="text">
      <style:text-properties officeooo:rsid="01df2a9a"/>
    </style:style>
    <style:style style:name="T86" style:family="text">
      <style:text-properties fo:color="#ff0000" loext:opacity="100%" style:text-underline-style="solid" style:text-underline-width="auto" style:text-underline-color="font-color" officeooo:rsid="00a93f62"/>
    </style:style>
    <style:style style:name="T87" style:family="text">
      <style:text-properties officeooo:rsid="00a93f62"/>
    </style:style>
    <style:style style:name="T88" style:family="text">
      <style:text-properties officeooo:rsid="01d6c055"/>
    </style:style>
    <style:style style:name="T89" style:family="text">
      <style:text-properties officeooo:rsid="01d90578"/>
    </style:style>
    <style:style style:name="T90" style:family="text">
      <style:text-properties officeooo:rsid="01dbb7fb"/>
    </style:style>
    <style:style style:name="T91" style:family="text">
      <style:text-properties officeooo:rsid="01dd8ab8"/>
    </style:style>
    <style:style style:name="T92" style:family="text">
      <style:text-properties officeooo:rsid="0144f084"/>
    </style:style>
    <style:style style:name="T93" style:family="text">
      <style:text-properties officeooo:rsid="01465b33"/>
    </style:style>
    <style:style style:name="T94" style:family="text">
      <style:text-properties fo:font-size="16pt" officeooo:rsid="00add342" style:font-size-asian="14pt" style:font-size-complex="16pt"/>
    </style:style>
    <style:style style:name="T95" style:family="text">
      <style:text-properties fo:font-size="16pt" officeooo:rsid="00e58f72" style:font-size-asian="14pt" style:font-size-complex="16pt"/>
    </style:style>
    <style:style style:name="T96" style:family="text">
      <style:text-properties fo:font-size="16pt" officeooo:rsid="0148c406" style:font-size-asian="14pt" style:font-size-complex="16pt"/>
    </style:style>
    <style:style style:name="T97" style:family="text">
      <style:text-properties officeooo:rsid="0148ec47"/>
    </style:style>
    <style:style style:name="T98" style:family="text">
      <style:text-properties officeooo:rsid="014a662a"/>
    </style:style>
    <style:style style:name="T99" style:family="text">
      <style:text-properties officeooo:rsid="014a8a26"/>
    </style:style>
    <style:style style:name="T100" style:family="text">
      <style:text-properties officeooo:rsid="014d3fc4"/>
    </style:style>
    <style:style style:name="T101" style:family="text">
      <style:text-properties officeooo:rsid="014f8098"/>
    </style:style>
    <style:style style:name="T102" style:family="text">
      <style:text-properties officeooo:rsid="01506429"/>
    </style:style>
    <style:style style:name="T103" style:family="text">
      <style:text-properties officeooo:rsid="0154b529"/>
    </style:style>
    <style:style style:name="T104" style:family="text">
      <style:text-properties officeooo:rsid="0155f557"/>
    </style:style>
    <style:style style:name="T105" style:family="text">
      <style:text-properties officeooo:rsid="015d0fbc"/>
    </style:style>
    <style:style style:name="T106" style:family="text">
      <style:text-properties officeooo:rsid="00f486f9"/>
    </style:style>
    <style:style style:name="T107" style:family="text">
      <style:text-properties officeooo:rsid="018b1d81"/>
    </style:style>
    <style:style style:name="T108" style:family="text">
      <style:text-properties officeooo:rsid="01903b6d"/>
    </style:style>
    <style:style style:name="T109" style:family="text">
      <style:text-properties officeooo:rsid="01905aaa"/>
    </style:style>
    <style:style style:name="T110" style:family="text">
      <style:text-properties officeooo:rsid="0192cae7"/>
    </style:style>
    <style:style style:name="T111" style:family="text">
      <style:text-properties officeooo:rsid="019600f6"/>
    </style:style>
    <style:style style:name="T112" style:family="text">
      <style:text-properties officeooo:rsid="01983dfe"/>
    </style:style>
    <style:style style:name="T113" style:family="text">
      <style:text-properties officeooo:rsid="01026dd9"/>
    </style:style>
    <style:style style:name="T114" style:family="text">
      <style:text-properties officeooo:rsid="01028bd7"/>
    </style:style>
    <style:style style:name="T115" style:family="text">
      <style:text-properties officeooo:rsid="0102c6f2"/>
    </style:style>
    <style:style style:name="T116" style:family="text">
      <style:text-properties officeooo:rsid="01045409"/>
    </style:style>
    <style:style style:name="T117" style:family="text">
      <style:text-properties officeooo:rsid="010c17f9"/>
    </style:style>
    <style:style style:name="T118" style:family="text">
      <style:text-properties officeooo:rsid="010cb075"/>
    </style:style>
    <style:style style:name="T119" style:family="text">
      <style:text-properties fo:font-size="16pt" style:text-underline-style="none" style:font-size-asian="14pt" style:font-size-complex="16pt"/>
    </style:style>
    <style:style style:name="T120" style:family="text">
      <style:text-properties style:text-underline-style="solid" style:text-underline-width="auto" style:text-underline-color="font-color" officeooo:rsid="023214a2"/>
    </style:style>
    <style:style style:name="T121" style:family="text">
      <style:text-properties style:text-underline-style="solid" style:text-underline-width="auto" style:text-underline-color="font-color" officeooo:rsid="011e29b9"/>
    </style:style>
    <style:style style:name="T122" style:family="text">
      <style:text-properties fo:font-weight="bold" officeooo:rsid="01eb472f" style:font-weight-asian="bold" style:font-weight-complex="bold"/>
    </style:style>
    <style:style style:name="T123" style:family="text">
      <style:text-properties officeooo:rsid="01eb472f"/>
    </style:style>
    <style:style style:name="T124" style:family="text">
      <style:text-properties officeooo:rsid="01eda450"/>
    </style:style>
    <style:style style:name="T125" style:family="text">
      <style:text-properties officeooo:rsid="01edbf19"/>
    </style:style>
    <style:style style:name="T126" style:family="text">
      <style:text-properties fo:font-weight="bold" officeooo:rsid="01f2d93e" style:font-weight-asian="bold" style:font-weight-complex="bold"/>
    </style:style>
    <style:style style:name="T127" style:family="text">
      <style:text-properties officeooo:rsid="01f2d93e"/>
    </style:style>
    <style:style style:name="T128" style:family="text">
      <style:text-properties officeooo:rsid="01f33f51"/>
    </style:style>
    <style:style style:name="T129" style:family="text">
      <style:text-properties officeooo:rsid="01f5e877"/>
    </style:style>
    <style:style style:name="T130" style:family="text">
      <style:text-properties officeooo:rsid="01f6ace2"/>
    </style:style>
    <style:style style:name="T131" style:family="text">
      <style:text-properties style:use-window-font-color="true" loext:opacity="0%" fo:font-weight="bold" officeooo:rsid="01f89dd0" style:font-weight-asian="bold" style:font-weight-complex="bold"/>
    </style:style>
    <style:style style:name="T132" style:family="text">
      <style:text-properties style:use-window-font-color="true" loext:opacity="0%" officeooo:rsid="01f89dd0"/>
    </style:style>
    <style:style style:name="T133" style:family="text">
      <style:text-properties style:use-window-font-color="true" loext:opacity="0%" officeooo:rsid="01fa8cef"/>
    </style:style>
    <style:style style:name="T134" style:family="text">
      <style:text-properties style:use-window-font-color="true" loext:opacity="0%" officeooo:rsid="01fc5430"/>
    </style:style>
    <style:style style:name="T135" style:family="text">
      <style:text-properties fo:font-weight="bold" officeooo:rsid="01fe77ca" style:font-weight-asian="bold" style:font-weight-complex="bold"/>
    </style:style>
    <style:style style:name="T136" style:family="text">
      <style:text-properties officeooo:rsid="01fe77ca"/>
    </style:style>
    <style:style style:name="T137" style:family="text">
      <style:text-properties officeooo:rsid="01ffaeea"/>
    </style:style>
    <style:style style:name="T138" style:family="text">
      <style:text-properties officeooo:rsid="02006345"/>
    </style:style>
    <style:style style:name="T139" style:family="text">
      <style:text-properties fo:font-weight="bold" officeooo:rsid="0202635f" style:font-weight-asian="bold" style:font-weight-complex="bold"/>
    </style:style>
    <style:style style:name="T140" style:family="text">
      <style:text-properties officeooo:rsid="0202635f"/>
    </style:style>
    <style:style style:name="T141" style:family="text">
      <style:text-properties officeooo:rsid="0203e4d9"/>
    </style:style>
    <style:style style:name="T142" style:family="text">
      <style:text-properties officeooo:rsid="0204f942"/>
    </style:style>
    <style:style style:name="T143" style:family="text">
      <style:text-properties officeooo:rsid="0204a648"/>
    </style:style>
    <style:style style:name="T144" style:family="text">
      <style:text-properties fo:font-weight="bold" officeooo:rsid="0207e0c8" style:font-weight-asian="bold" style:font-weight-complex="bold"/>
    </style:style>
    <style:style style:name="T145" style:family="text">
      <style:text-properties officeooo:rsid="0207e0c8"/>
    </style:style>
    <style:style style:name="T146" style:family="text">
      <style:text-properties officeooo:rsid="021beef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1aa521" style:font-weight-asian="bold" style:font-weight-complex="bold"/>
    </style:style>
    <style:style style:name="T149" style:family="text">
      <style:text-properties officeooo:rsid="021aa521"/>
    </style:style>
    <style:style style:name="T150" style:family="text">
      <style:text-properties officeooo:rsid="021e19da"/>
    </style:style>
    <style:style style:name="T151" style:family="text">
      <style:text-properties officeooo:rsid="021e5e8a"/>
    </style:style>
    <style:style style:name="T152" style:family="text">
      <style:text-properties officeooo:rsid="01e34d5c"/>
    </style:style>
    <style:style style:name="T153" style:family="text">
      <style:text-properties officeooo:rsid="01e77a12"/>
    </style:style>
    <style:style style:name="T154" style:family="text">
      <style:text-properties style:text-underline-style="solid" style:text-underline-width="auto" style:text-underline-color="font-color" officeooo:rsid="012a5d09"/>
    </style:style>
    <style:style style:name="T155" style:family="text">
      <style:text-properties officeooo:rsid="023440b4"/>
    </style:style>
    <style:style style:name="T156" style:family="text">
      <style:text-properties officeooo:rsid="012d4e0d"/>
    </style:style>
    <style:style style:name="T157" style:family="text">
      <style:text-properties officeooo:rsid="0138c29b"/>
    </style:style>
    <style:style style:name="T158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2"><text:span text:style-name="T20">Senior Staff </text:span>records adjustments.</text:p>
        </text:list-item>
        <text:list-item>
          <text:p text:style-name="P43">Senior Staff views stock levels.</text:p>
        </text:list-item>
        <text:list-item>
          <text:p text:style-name="P44">Senior Staff views stock movement/sales history.</text:p>
        </text:list-item>
        <text:list-item>
          <text:p text:style-name="P45">Senior staff add<text:span text:style-name="T21">s</text:span> a new transaction reason.</text:p>
        </text:list-item>
        <text:list-item>
          <text:p text:style-name="P46">Senior staff <text:span text:style-name="T22">deletes</text:span> a transaction reason.</text:p>
        </text:list-item>
        <text:list-item>
          <text:p text:style-name="P47">Senior staff <text:span text:style-name="T23">views</text:span> transaction reason<text:span text:style-name="T23">s</text:span>.</text:p>
        </text:list-item>
        <text:list-item>
          <text:p text:style-name="P48">Senior staff views stock transactions.</text:p>
        </text:list-item>
      </text:list>
      <text:p text:style-name="P49"/>
      <text:p text:style-name="P50">2.5 <text:span text:style-name="T24">Forecasting</text:span></text:p>
      <text:p text:style-name="P51"/>
      <text:list text:style-name="L6">
        <text:list-item>
          <text:p text:style-name="P52">Admin/Staff view forecasts.</text:p>
        </text:list-item>
        <text:list-item>
          <text:p text:style-name="P53">Admin triggers manual forecast refresh (if needed).</text:p>
        </text:list-item>
      </text:list>
      <text:p text:style-name="P54"/>
      <text:p text:style-name="P55">2.6 <text:span text:style-name="T25">Procurement Management</text:span></text:p>
      <text:p text:style-name="P56"/>
      <text:list text:style-name="L7">
        <text:list-item>
          <text:p text:style-name="P57">Admin/<text:span text:style-name="T26">Senior </text:span><text:span text:style-name="T27">s</text:span><text:span text:style-name="T28">taff</text:span> creates purchase order.</text:p>
        </text:list-item>
        <text:list-item>
          <text:p text:style-name="P58">Admin/<text:span text:style-name="T26">S</text:span><text:span text:style-name="T29">enior </text:span><text:span text:style-name="T27">s</text:span><text:span text:style-name="T26">ta</text:span><text:span text:style-name="T29">ff</text:span> adds <text:span text:style-name="T30">product </text:span>line item.</text:p>
        </text:list-item>
        <text:list-item>
          <text:p text:style-name="P58">Admin/<text:span text:style-name="T27">Senior staff</text:span> removes <text:span text:style-name="T31">product </text:span>line item.</text:p>
        </text:list-item>
        <text:list-item>
          <text:p text:style-name="P59"><text:soft-page-break/>Admin/Senior staff view purchase order.</text:p>
        </text:list-item>
        <text:list-item>
          <text:p text:style-name="P60">Admin/Senior staff edits purchase order.</text:p>
        </text:list-item>
        <text:list-item>
          <text:p text:style-name="P61">Admin/<text:span text:style-name="T32">Senior staff</text:span> exports purchase order to PDF.</text:p>
        </text:list-item>
      </text:list>
      <text:p text:style-name="P62"/>
      <text:p text:style-name="P63">2.7 <text:span text:style-name="T10">Reporting</text:span></text:p>
      <text:p text:style-name="P64"/>
      <text:list text:style-name="L8">
        <text:list-item>
          <text:p text:style-name="P65">Admin/Staff view stock valuation report.</text:p>
        </text:list-item>
        <text:list-item>
          <text:p text:style-name="P65">Admin/Staff view fastest-moving items report.</text:p>
        </text:list-item>
        <text:list-item>
          <text:p text:style-name="P66">Admin/Staff view slow-moving items report.</text:p>
        </text:list-item>
        <text:list-item>
          <text:p text:style-name="P67">Admin/Staff view forecast report.</text:p>
        </text:list-item>
        <text:list-item>
          <text:p text:style-name="P67">Admin/Staff view monthly usage report.</text:p>
        </text:list-item>
        <text:list-item>
          <text:p text:style-name="P68">Admin/Staff view <text:span text:style-name="T33">shrinkage/adjustment report.</text:span></text:p>
        </text:list-item>
        <text:list-item>
          <text:p text:style-name="P69">Admin/Staff export reports to CSV/PDF.</text:p>
        </text:list-item>
      </text:list>
      <text:p text:style-name="P70"/>
      <text:p text:style-name="P71">2.8 <text:span text:style-name="T10">Dashboard</text:span></text:p>
      <text:p text:style-name="P72"/>
      <text:list text:style-name="L9">
        <text:list-item>
          <text:p text:style-name="P73">Admin/Staff view low stock.</text:p>
        </text:list-item>
        <text:list-item>
          <text:p text:style-name="P73"><text:span text:style-name="T34">Admin/Staff view </text:span>predicted stockouts.</text:p>
        </text:list-item>
      </text:list>
      <text:p text:style-name="P74"/>
      <text:p text:style-name="P75">____________________________________________________________</text:p>
      <text:p text:style-name="P76">3. Entities</text:p>
      <text:p text:style-name="P77"/>
      <text:p text:style-name="P78"><text:span text:style-name="T35">3.1 </text:span><text:span text:style-name="T36">Admin</text:span></text:p>
      <text:p text:style-name="P79"/>
      <text:list text:style-name="L10">
        <text:list-item>
          <text:p text:style-name="P80">Id → <text:span text:style-name="T37">A unique ID for the </text:span><text:span text:style-name="T38">admin.</text:span></text:p>
        </text:list-item>
        <text:list-item>
          <text:p text:style-name="P81">FirstName → <text:span text:style-name="T37">The first name of the </text:span><text:span text:style-name="T39">admin.</text:span></text:p>
        </text:list-item>
        <text:list-item>
          <text:p text:style-name="P82">LastName → <text:span text:style-name="T37">The last name of the staff.</text:span></text:p>
        </text:list-item>
        <text:list-item>
          <text:p text:style-name="P83">Email → <text:span text:style-name="T40">The admin’s email.</text:span></text:p>
        </text:list-item>
        <text:list-item>
          <text:p text:style-name="P83">Username → <text:span text:style-name="T40">The admin’s personal username or login username.</text:span></text:p>
        </text:list-item>
        <text:list-item>
          <text:p text:style-name="P84">PasswordHash → <text:span text:style-name="T41">The admin’s hashed password.</text:span></text:p>
        </text:list-item>
        <text:list-item>
          <text:p text:style-name="P85"><text:span text:style-name="T42">Role</text:span><text:span text:style-name="T43">Id → </text:span><text:span text:style-name="T44">Indicates the role of the admin (Admin).</text:span></text:p>
        </text:list-item>
        <text:list-item>
          <text:p text:style-name="P86">Status → <text:span text:style-name="T45">Indicates if the admin is still active in the company or is deactivated.</text:span></text:p>
        </text:list-item>
        <text:list-item>
          <text:p text:style-name="P87">DateCreated → <text:span text:style-name="T46">The date on which the admin was added to the system.</text:span></text:p>
        </text:list-item>
        <text:list-item>
          <text:p text:style-name="P87">LastLoginDate → <text:span text:style-name="T47">The date on which the admin last logged in.</text:span></text:p>
        </text:list-item>
        <text:list-item>
          <text:p text:style-name="P88">Permission<text:span text:style-name="T48">s</text:span> → <text:span text:style-name="T49">The privileges that the </text:span><text:span text:style-name="T50">admin</text:span><text:span text:style-name="T49"> is given in the system.</text:span></text:p>
        </text:list-item>
      </text:list>
      <text:p text:style-name="P89"/>
      <text:p text:style-name="P90"><text:soft-page-break/><text:span text:style-name="T51">3.2 </text:span><text:span text:style-name="T52">Staff</text:span></text:p>
      <text:p text:style-name="P91"/>
      <text:list text:style-name="L11">
        <text:list-item>
          <text:p text:style-name="P92"><text:span text:style-name="T53">Id</text:span> → <text:span text:style-name="T37">A unique ID for the staff.</text:span></text:p>
        </text:list-item>
        <text:list-item>
          <text:p text:style-name="P93">FirstName → <text:span text:style-name="T37">The first name of the staff.</text:span></text:p>
        </text:list-item>
        <text:list-item>
          <text:p text:style-name="P93">LastName → <text:span text:style-name="T37">The last name of the staff.</text:span></text:p>
        </text:list-item>
        <text:list-item>
          <text:p text:style-name="P93">Email → <text:span text:style-name="T37">The email of the staff.</text:span></text:p>
        </text:list-item>
        <text:list-item>
          <text:p text:style-name="P93">Username → <text:span text:style-name="T37">The personal username of the staff, for login purposes.</text:span></text:p>
        </text:list-item>
        <text:list-item>
          <text:p text:style-name="P94">PasswordHash → <text:span text:style-name="T54">The password of the staff, hashed.</text:span></text:p>
        </text:list-item>
        <text:list-item>
          <text:p text:style-name="P95"><text:span text:style-name="T42">Role</text:span><text:span text:style-name="T55">Id → </text:span><text:span text:style-name="T56">Specifies the role of the staff in the company. </text:span><text:span text:style-name="T57">(Staff or Senior Staff)</text:span></text:p>
        </text:list-item>
        <text:list-item>
          <text:p text:style-name="P96">Status → <text:span text:style-name="T58">Indicates if the staff is still active in the company or deactivated.</text:span></text:p>
        </text:list-item>
        <text:list-item>
          <text:p text:style-name="P97">DateCreated → <text:span text:style-name="T59">The date on which the staff was added to the system.</text:span></text:p>
        </text:list-item>
        <text:list-item>
          <text:p text:style-name="P97">LastLoginDate → <text:span text:style-name="T60">The date on which the staff last logged in.</text:span></text:p>
        </text:list-item>
        <text:list-item>
          <text:p text:style-name="P98"><text:span text:style-name="T61">Permission</text:span><text:span text:style-name="T62">s → </text:span><text:span text:style-name="T63">The privileges that the staff is given in the system. </text:span></text:p>
        </text:list-item>
      </text:list>
      <text:p text:style-name="P99"/>
      <text:p text:style-name="P100">3.3 <text:span text:style-name="T10">Supplier</text:span></text:p>
      <text:list xml:id="list3809397510" text:style-name="L12">
        <text:list-header>
          <text:p text:style-name="P101"/>
        </text:list-header>
        <text:list-item>
          <text:p text:style-name="P102">Id → <text:span text:style-name="T64">A unique ID for the supplier.</text:span></text:p>
        </text:list-item>
        <text:list-item>
          <text:p text:style-name="P102"><text:span text:style-name="T65">Supplier</text:span>Name → <text:span text:style-name="T66">The name of the supplier.</text:span></text:p>
        </text:list-item>
        <text:list-item>
          <text:p text:style-name="P102">ContactPerson<text:span text:style-name="T67">Name → </text:span><text:span text:style-name="T66">The name of the person they interact with.</text:span></text:p>
        </text:list-item>
        <text:list-item>
          <text:p text:style-name="P103">ContactPersonEmail → <text:span text:style-name="T68">The email of the person they interact with.</text:span></text:p>
        </text:list-item>
        <text:list-item>
          <text:p text:style-name="P103">ContactPersonPhone → <text:span text:style-name="T68">The phone number of the person they interact with.</text:span></text:p>
        </text:list-item>
        <text:list-item>
          <text:p text:style-name="P104">ContactPersonRole → <text:span text:style-name="T68">The role of the person they interact with.</text:span></text:p>
        </text:list-item>
        <text:list-item>
          <text:p text:style-name="P105">Address → <text:span text:style-name="T69">The physical address of the supplier.</text:span></text:p>
        </text:list-item>
        <text:list-item>
          <text:p text:style-name="P106">Phon<text:span text:style-name="T70">e → </text:span><text:span text:style-name="T69">The phone number of the supplier.</text:span></text:p>
        </text:list-item>
        <text:list-item>
          <text:p text:style-name="P106">Email → <text:span text:style-name="T69">The email of the supplier.</text:span></text:p>
        </text:list-item>
        <text:list-item>
          <text:p text:style-name="P106">Website → <text:span text:style-name="T69">The URL of the supplier’s website.</text:span></text:p>
        </text:list-item>
        <text:list-item>
          <text:p text:style-name="P107">IsActive → <text:span text:style-name="T71">Indicates whether the supplier is still active or deactivated.</text:span></text:p>
        </text:list-item>
        <text:list-item>
          <text:p text:style-name="P107">DateCreated → <text:span text:style-name="T72">The date on which the supplier was added to the system.</text:span></text:p>
        </text:list-item>
      </text:list>
      <text:p text:style-name="P108"/>
      <text:p text:style-name="P109">3.4 <text:span text:style-name="T10">StockTransaction</text:span></text:p>
      <text:p text:style-name="P110"/>
      <text:list text:style-name="L13">
        <text:list-item>
          <text:p text:style-name="P111">TransactionId → <text:span text:style-name="T73">A unique ID for each stock transaction.</text:span></text:p>
        </text:list-item>
        <text:list-item>
          <text:p text:style-name="P112">ProductId →<text:span text:style-name="T74">Identifies which product the stock change applies to.</text:span></text:p>
        </text:list-item>
        <text:list-item>
          <text:p text:style-name="P113">UserId → Identifies the admin or staff who performed the action.</text:p>
        </text:list-item>
        <text:list-item>
          <text:p text:style-name="P114"><text:soft-page-break/>Date → The exact timestamp the transaction occurred.</text:p>
        </text:list-item>
        <text:list-item>
          <text:p text:style-name="P115">QuantityChange → The amount by which stock changed.</text:p>
        </text:list-item>
        <text:list-item>
          <text:p text:style-name="P116">Reason<text:span text:style-name="T75">TypeId</text:span> → <text:span text:style-name="T76">Provides clarity on the nature of the transaction.</text:span></text:p>
        </text:list-item>
        <text:list-item>
          <text:p text:style-name="P117">PreviousStock → The stock quantity before this transaction was applied.</text:p>
        </text:list-item>
        <text:list-item>
          <text:p text:style-name="P118">NewStock → The stock quantity after the transaction was applied.</text:p>
        </text:list-item>
      </text:list>
      <text:p text:style-name="P108"/>
      <text:p text:style-name="P119">3.5 <text:span text:style-name="T10">PurchaseOrder</text:span><text:span text:style-name="T77"/></text:p>
      <text:p text:style-name="P120"><text:span text:style-name="T78"/></text:p>
      <text:list text:style-name="L14">
        <text:list-item>
          <text:p text:style-name="P121">PurchaseOrderId → Unique ID for each purchase order.</text:p>
        </text:list-item>
        <text:list-item>
          <text:p text:style-name="P122">SupplierId → Identifies the supplier to which the PO is sent.</text:p>
        </text:list-item>
        <text:list-item>
          <text:p text:style-name="P123">OrderDate → Date the PO was created.</text:p>
        </text:list-item>
        <text:list-item>
          <text:p text:style-name="P124">ExpectedDeliveryDate → Estimated date the supplier will deliver the goods.</text:p>
        </text:list-item>
        <text:list-item>
          <text:p text:style-name="P125">Status → Tracks where the PO is in the process (Pending/Approved/Sent/Partially Received/Completed/Canceled).</text:p>
        </text:list-item>
        <text:list-item>
          <text:p text:style-name="P126">Notes → Internal comments or instructions.</text:p>
        </text:list-item>
        <text:list-item>
          <text:p text:style-name="P127">AutoGenerated → It helps analytics and traceability (true, if PO was generated by the forecast engine or false, if created manually by the admin).</text:p>
        </text:list-item>
      </text:list>
      <text:p text:style-name="P128"/>
      <text:p text:style-name="P129">3.6 <text:span text:style-name="T79">PurchaseOrderItem</text:span></text:p>
      <text:p text:style-name="P130"/>
      <text:list text:style-name="L15">
        <text:list-item>
          <text:p text:style-name="P131">PurchaseOrderItemId <text:s/>→ <text:span text:style-name="T80">Unique ID for the PO line item.</text:span></text:p>
        </text:list-item>
        <text:list-item>
          <text:p text:style-name="P132">ProductId → Identifies which purchase order this item belongs to.</text:p>
        </text:list-item>
        <text:list-item>
          <text:p text:style-name="P133">QuantityOrdered → Quantity requested from the supplier.</text:p>
        </text:list-item>
        <text:list-item>
          <text:p text:style-name="P134">UnitCost → Cost of a single unit at the time the PO was created.</text:p>
        </text:list-item>
        <text:list-item>
          <text:p text:style-name="P135">TotalCost → StoredValue = QuantityOrdered * UnitCost.</text:p>
        </text:list-item>
        <text:list-item>
          <text:p text:style-name="P136">QuantityReceived → Tracks how much of this item has actually been delivered by the supplier.</text:p>
        </text:list-item>
        <text:list-item>
          <text:p text:style-name="P137">ReceivedDate → <text:span text:style-name="T81">The date on which the item was fully received.</text:span></text:p>
        </text:list-item>
        <text:list-item>
          <text:p text:style-name="P138">PurchaseOrderId → Links the item to the purchase order.</text:p>
        </text:list-item>
      </text:list>
      <text:p text:style-name="P139"/>
      <text:p text:style-name="P140">3.7 <text:span text:style-name="T82">Forecast</text:span><text:span text:style-name="T83"> </text:span><text:span text:style-name="T84">(</text:span><text:span text:style-name="T85">generated on demand</text:span><text:span text:style-name="T84">)</text:span></text:p>
      <text:p text:style-name="P141"/>
      <text:list text:style-name="L16">
        <text:list-item>
          <text:p text:style-name="P142">ForecastId → Identifies the forecast.</text:p>
        </text:list-item>
        <text:list-item>
          <text:p text:style-name="P143">ProductId → The product the forecast is for.</text:p>
        </text:list-item>
        <text:list-item>
          <text:p text:style-name="P144">ForecastDate → Date for which the prediction applies.</text:p>
        </text:list-item>
        <text:list-item>
          <text:p text:style-name="P145"><text:soft-page-break/>ForecastedQuantity → How many units are expected to be needed/sold/used on that date.</text:p>
        </text:list-item>
        <text:list-item>
          <text:p text:style-name="P146">GeneratedOn → Timestamp when the forecast was calculated.</text:p>
        </text:list-item>
        <text:list-item>
          <text:p text:style-name="P147">MethodUsed → Indicates the forecasting algorithm used.</text:p>
        </text:list-item>
      </text:list>
      <text:p text:style-name="P148"/>
      <text:p text:style-name="P149">3.8 <text:span text:style-name="T86">Report</text:span><text:span text:style-name="T87"> </text:span><text:span text:style-name="T84">(</text:span><text:span text:style-name="T85">generated on demand</text:span><text:span text:style-name="T84">)</text:span></text:p>
      <text:p text:style-name="P150"/>
      <text:list text:style-name="L17">
        <text:list-item>
          <text:p text:style-name="P151">ReportId → An identifier for the report.</text:p>
        </text:list-item>
        <text:list-item>
          <text:p text:style-name="P152">ReportType → <text:span text:style-name="T88">StockValuation/Shrinkage/Forecast/FastMoving/MonthlyUsage.</text:span></text:p>
        </text:list-item>
        <text:list-item>
          <text:p text:style-name="P153">Generate<text:span text:style-name="T89">d</text:span>On → Timestamp when the report was generated.</text:p>
        </text:list-item>
        <text:list-item>
          <text:p text:style-name="P154">GeneratedByUserId → The ID of the user who generated the report.</text:p>
        </text:list-item>
        <text:list-item>
          <text:p text:style-name="P155">PeriodStart → The <text:span text:style-name="T90">start of the </text:span>period for which the report was generated.</text:p>
        </text:list-item>
        <text:list-item>
          <text:p text:style-name="P156">PeriodEnd → The end of the period for which the report was generated.</text:p>
        </text:list-item>
        <text:list-item>
          <text:p text:style-name="P157">Data (JSON) → <text:span text:style-name="T91">The report result stored as JSON.</text:span></text:p>
        </text:list-item>
      </text:list>
      <text:p text:style-name="P158"/>
      <text:p text:style-name="P159">3.9 <text:span text:style-name="T10">Product</text:span></text:p>
      <text:p text:style-name="P159"/>
      <text:list text:style-name="L18">
        <text:list-item>
          <text:p text:style-name="P160">SKU → <text:span text:style-name="T92">A unique ID for the product.</text:span></text:p>
        </text:list-item>
        <text:list-item>
          <text:p text:style-name="P160">Name → <text:span text:style-name="T92">The name of the product.</text:span></text:p>
        </text:list-item>
        <text:list-item>
          <text:p text:style-name="P160">Description → <text:span text:style-name="T92">A </text:span><text:span text:style-name="T93">text describing the product.</text:span></text:p>
        </text:list-item>
        <text:list-item>
          <text:p text:style-name="P161"><text:span text:style-name="T94">Supplier</text:span><text:span text:style-name="T95">Id → </text:span><text:span text:style-name="T96">Links the product to its default supplier.</text:span></text:p>
        </text:list-item>
        <text:list-item>
          <text:p text:style-name="P160">Unit Price → <text:span text:style-name="T97">The selling price of the product.</text:span></text:p>
        </text:list-item>
        <text:list-item>
          <text:p text:style-name="P160">Cost Price → <text:span text:style-name="T98">The price the business pays the supplier for one unit.</text:span></text:p>
        </text:list-item>
        <text:list-item>
          <text:p text:style-name="P160">Minimum Stock Level → <text:span text:style-name="T99">The threshold below which the product becomes “low stock”.</text:span></text:p>
        </text:list-item>
        <text:list-item>
          <text:p text:style-name="P160">Current Stock → <text:span text:style-name="T100">The real time quantity available.</text:span></text:p>
        </text:list-item>
        <text:list-item>
          <text:p text:style-name="P160">Reorder Quantity → <text:span text:style-name="T101">The default quantity to order when stock is low.</text:span></text:p>
        </text:list-item>
        <text:list-item>
          <text:p text:style-name="P162">Category → <text:span text:style-name="T102">Allows grouping of products.</text:span></text:p>
        </text:list-item>
        <text:list-item>
          <text:p text:style-name="P163">UnitMeasurement → <text:span text:style-name="T103">The si</text:span><text:span text:style-name="T104">ze</text:span><text:span text:style-name="T103"> of the product.</text:span></text:p>
        </text:list-item>
        <text:list-item>
          <text:p text:style-name="P164">IsActive → Indicates if the product is available, to avoid deleting stock history.</text:p>
        </text:list-item>
        <text:list-item>
          <text:p text:style-name="P165">DateCreated → For audits and tracking when the product was added.</text:p>
        </text:list-item>
        <text:list-item>
          <text:p text:style-name="P166">LastUpdated → Tracks when product details were last changed.</text:p>
        </text:list-item>
        <text:list-item>
          <text:p text:style-name="P167">Barcode → <text:span text:style-name="T105">A numeric or alphanumeric code printed under the barcode symbol.</text:span></text:p>
        </text:list-item>
      </text:list>
      <text:p text:style-name="P168"><text:soft-page-break/></text:p>
      <text:p text:style-name="P169"><text:span text:style-name="T106">3</text:span>.<text:span text:style-name="T106">1</text:span>0 <text:span text:style-name="T10">Permission</text:span></text:p>
      <text:list text:continue-list="list3809397510" text:style-name="L12">
        <text:list-header>
          <text:p text:style-name="P170"/>
        </text:list-header>
        <text:list-item>
          <text:p text:style-name="P171">Id → <text:span text:style-name="T107">A unique ID for the permission.</text:span></text:p>
        </text:list-item>
        <text:list-item>
          <text:p text:style-name="P171">Name → <text:span text:style-name="T107">The name of the permission.</text:span></text:p>
        </text:list-item>
        <text:list-item>
          <text:p text:style-name="P171">Description → <text:span text:style-name="T108">A text describing the permission.</text:span></text:p>
        </text:list-item>
      </text:list>
      <text:p text:style-name="P172"/>
      <text:p text:style-name="P173"><text:span text:style-name="T106">3</text:span>.1<text:span text:style-name="T106">1</text:span> <text:span text:style-name="T10">Role</text:span></text:p>
      <text:p text:style-name="P174"/>
      <text:list text:style-name="L19">
        <text:list-item>
          <text:p text:style-name="P175">Id → <text:span text:style-name="T109">An identifier for the </text:span><text:span text:style-name="T110">role</text:span><text:span text:style-name="T109">. </text:span></text:p>
        </text:list-item>
        <text:list-item>
          <text:p text:style-name="P175">Name → <text:span text:style-name="T110">The name of the role.</text:span></text:p>
        </text:list-item>
      </text:list>
      <text:p text:style-name="P176"/>
      <text:p text:style-name="P177"><text:span text:style-name="T106">3</text:span>.<text:span text:style-name="T106">1</text:span>2 <text:span text:style-name="T10">RolePermission</text:span></text:p>
      <text:p text:style-name="P176"/>
      <text:list text:style-name="L20">
        <text:list-item>
          <text:p text:style-name="P178">RoleId → <text:span text:style-name="T111">Links the entity to a role.</text:span></text:p>
        </text:list-item>
        <text:list-item>
          <text:p text:style-name="P178">PermissionId → <text:span text:style-name="T112">Links the entity to a permission.</text:span></text:p>
        </text:list-item>
      </text:list>
      <text:p text:style-name="P179"/>
      <text:p text:style-name="P180">3.13 <text:span text:style-name="T10">ReasonType</text:span><text:span text:style-name="T77"/></text:p>
      <text:p text:style-name="P181"><text:span text:style-name="T78"/></text:p>
      <text:list text:style-name="L21">
        <text:list-item>
          <text:p text:style-name="P182">Id → A unique ID for the reason type.</text:p>
        </text:list-item>
        <text:list-item>
          <text:p text:style-name="P182">Reason → (Received/Issued/Adjusted/Damaged/Returned)</text:p>
        </text:list-item>
      </text:list>
      <text:p text:style-name="P183"/>
      <text:p text:style-name="P184">____________________________________________________________</text:p>
      <text:p text:style-name="P185">4. Permission Types</text:p>
      <text:p text:style-name="P184"/>
      <text:p text:style-name="P186">4.1 <text:span text:style-name="T10">User Management</text:span></text:p>
      <text:p text:style-name="P186"><text:span text:style-name="T78"/></text:p>
      <text:list text:style-name="L22">
        <text:list-item>
          <text:p text:style-name="P187">C<text:span text:style-name="T113">reate</text:span>U<text:span text:style-name="T113">ser</text:span></text:p>
        </text:list-item>
        <text:list-item>
          <text:p text:style-name="P187">E<text:span text:style-name="T113">dit</text:span>U<text:span text:style-name="T113">ser</text:span></text:p>
        </text:list-item>
        <text:list-item>
          <text:p text:style-name="P187">D<text:span text:style-name="T113">eactivate</text:span>U<text:span text:style-name="T113">ser</text:span></text:p>
        </text:list-item>
        <text:list-item>
          <text:p text:style-name="P187">V<text:span text:style-name="T114">iew</text:span>U<text:span text:style-name="T114">sers</text:span></text:p>
        </text:list-item>
      </text:list>
      <text:p text:style-name="P188"/>
      <text:p text:style-name="P189">4.2 <text:span text:style-name="T10">Product Management</text:span></text:p>
      <text:p text:style-name="P189"><text:span text:style-name="T78"/></text:p>
      <text:list text:style-name="L23">
        <text:list-item>
          <text:p text:style-name="P190">A<text:span text:style-name="T115">dd</text:span>P<text:span text:style-name="T115">roduct</text:span></text:p>
        </text:list-item>
        <text:list-item>
          <text:p text:style-name="P190">E<text:span text:style-name="T115">dit</text:span>P<text:span text:style-name="T115">roduct</text:span></text:p>
        </text:list-item>
        <text:list-item>
          <text:p text:style-name="P190">D<text:span text:style-name="T116">eactivate</text:span>P<text:span text:style-name="T116">roduct</text:span></text:p>
        </text:list-item>
        <text:list-item>
          <text:p text:style-name="P190">V<text:span text:style-name="T116">iew</text:span>P<text:span text:style-name="T116">roduct</text:span>D<text:span text:style-name="T116">etails</text:span></text:p>
        </text:list-item>
        <text:list-item>
          <text:p text:style-name="P191"><text:soft-page-break/>ViewProductHistory</text:p>
        </text:list-item>
      </text:list>
      <text:p text:style-name="P192"/>
      <text:p text:style-name="P193">4.3 <text:span text:style-name="T10">Supplier Management</text:span></text:p>
      <text:p text:style-name="P193"><text:span text:style-name="T78"/></text:p>
      <text:list text:style-name="L24">
        <text:list-item>
          <text:p text:style-name="P194">AddSupplier</text:p>
        </text:list-item>
        <text:list-item>
          <text:p text:style-name="P194">EditSupplier</text:p>
        </text:list-item>
        <text:list-item>
          <text:p text:style-name="P194">DeactivateSupplier</text:p>
        </text:list-item>
        <text:list-item>
          <text:p text:style-name="P194">ViewSupplierDetails</text:p>
        </text:list-item>
      </text:list>
      <text:p text:style-name="P195"/>
      <text:p text:style-name="P196">4.4 <text:span text:style-name="T10">Stock Management</text:span></text:p>
      <text:p text:style-name="P196"><text:span text:style-name="T78"/></text:p>
      <text:list text:style-name="L25">
        <text:list-item>
          <text:p text:style-name="P197">Record<text:span text:style-name="T117">Incoming</text:span>Stock</text:p>
        </text:list-item>
        <text:list-item>
          <text:p text:style-name="P198">Record<text:span text:style-name="T118">Outgoing</text:span>Stock</text:p>
        </text:list-item>
        <text:list-item>
          <text:p text:style-name="P199">RecordAdjustment</text:p>
        </text:list-item>
        <text:list-item>
          <text:p text:style-name="P200">ViewStockLevels</text:p>
        </text:list-item>
      </text:list>
      <text:p text:style-name="P201"/>
      <text:p text:style-name="P202">4.5 <text:span text:style-name="T10">Forecasting</text:span></text:p>
      <text:p text:style-name="P202"><text:span text:style-name="T119"/></text:p>
      <text:list text:style-name="L26">
        <text:list-item>
          <text:p text:style-name="P203">ViewForecast</text:p>
        </text:list-item>
        <text:list-item>
          <text:p text:style-name="P203">ViewForecastAlerts</text:p>
        </text:list-item>
        <text:list-item>
          <text:p text:style-name="P204">RefreshForecasts</text:p>
        </text:list-item>
      </text:list>
      <text:p text:style-name="P205"/>
      <text:p text:style-name="P206">4.6 <text:span text:style-name="T120">Procurement Management</text:span></text:p>
      <text:p text:style-name="P207"/>
      <text:list text:style-name="L27">
        <text:list-item>
          <text:p text:style-name="P208">CreatePurchaseOrder</text:p>
        </text:list-item>
        <text:list-item>
          <text:p text:style-name="P208">EditPurchaseOrder</text:p>
        </text:list-item>
        <text:list-item>
          <text:p text:style-name="P208">ViewPurchaseOrder</text:p>
        </text:list-item>
        <text:list-item>
          <text:p text:style-name="P208">ExportPurchaseOrderToPdf</text:p>
        </text:list-item>
        <text:list-item>
          <text:p text:style-name="P208">UpdatePurchaseOrderStatus</text:p>
        </text:list-item>
      </text:list>
      <text:p text:style-name="P206"/>
      <text:p text:style-name="P209">4.7 <text:span text:style-name="T121">Reports</text:span></text:p>
      <text:p text:style-name="P210"/>
      <text:list text:style-name="L28">
        <text:list-item>
          <text:p text:style-name="P211">ViewReports</text:p>
        </text:list-item>
        <text:list-item>
          <text:p text:style-name="P211">ExportReports</text:p>
        </text:list-item>
      </text:list>
      <text:p text:style-name="P212"/>
      <text:p text:style-name="P213">4.8 <text:span text:style-name="T10">Notifications</text:span></text:p>
      <text:p text:style-name="P213"><text:span text:style-name="T78"/></text:p>
      <text:list text:style-name="L29">
        <text:list-item>
          <text:p text:style-name="P214">ViewLowStockAlerts</text:p>
        </text:list-item>
        <text:list-item>
          <text:p text:style-name="P214">ViewStockoutPredictionAlerts</text:p>
        </text:list-item>
        <text:list-item>
          <text:p text:style-name="P214"><text:soft-page-break/>ViewSlowMovingAlerts</text:p>
        </text:list-item>
      </text:list>
      <text:p text:style-name="P215"/>
      <text:p text:style-name="P216">____________________________________________________________</text:p>
      <text:p text:style-name="P217">5. Entity Relationships</text:p>
      <text:p text:style-name="P218"/>
      <text:p text:style-name="P219">5.1 <text:span text:style-name="T122">User</text:span><text:span text:style-name="T123"> </text:span><text:span text:style-name="T124">may perform one or more</text:span><text:span text:style-name="T123"> </text:span><text:span text:style-name="T122">StockTransaction</text:span><text:span text:style-name="T123">s, but a StockTransaction is performed by one User. </text:span><text:span text:style-name="T125">[1:M]</text:span></text:p>
      <text:p text:style-name="P219"/>
      <text:p text:style-name="P220">5.2 <text:span text:style-name="T126">User</text:span><text:span text:style-name="T127"> may create one or more </text:span><text:span text:style-name="T126">PurchaseOrder</text:span><text:span text:style-name="T127">(s), </text:span><text:span text:style-name="T128">but a PurchaseOrder is created by one User. </text:span><text:span text:style-name="T129">[1:M</text:span><text:span text:style-name="T130">]</text:span></text:p>
      <text:p text:style-name="P220"/>
      <text:p text:style-name="P221">5.3 <text:span text:style-name="T131">Supplier</text:span><text:span text:style-name="T132"> may supply one or more </text:span><text:span text:style-name="T131">Product</text:span><text:span text:style-name="T132">(s), </text:span><text:span text:style-name="T133">but a Product is supplied by only one Supplier. </text:span><text:span text:style-name="T134">[1:M]</text:span></text:p>
      <text:p text:style-name="P221"/>
      <text:p text:style-name="P222">5.4 <text:span text:style-name="T135">Supplier</text:span><text:span text:style-name="T136"> may receive one or more </text:span><text:span text:style-name="T135">PurchaseOrder</text:span><text:span text:style-name="T136">(s), </text:span><text:span text:style-name="T137">but a PurchaseOrder may be sent to only one Supplier. </text:span><text:span text:style-name="T138">[1:M]</text:span></text:p>
      <text:p text:style-name="P222"/>
      <text:p text:style-name="P223">5.5 <text:span text:style-name="T139">Product</text:span><text:span text:style-name="T140"> may appear in one or more </text:span><text:span text:style-name="T139">StockTransaction</text:span><text:span text:style-name="T140">(s), </text:span><text:span text:style-name="T141">but a StockTransaction belong</text:span><text:span text:style-name="T142">s</text:span><text:span text:style-name="T141"> to one Product. </text:span><text:span text:style-name="T143">[1:M]</text:span></text:p>
      <text:p text:style-name="P223"/>
      <text:p text:style-name="P224">5.6 <text:span text:style-name="T144">Product</text:span><text:span text:style-name="T145"> may appear in one or more </text:span><text:span text:style-name="T144">PurchaseOrderItem</text:span><text:span text:style-name="T145">(s), but a PurchaseOrderItem belongs to one Product. </text:span><text:span text:style-name="T146">[1:M]</text:span></text:p>
      <text:p text:style-name="P224"/>
      <text:p text:style-name="P225">5.7 <text:span text:style-name="T147">PurchaseOrder</text:span> may contain one or more <text:span text:style-name="T147">PurchaseOrderItem</text:span>(s), but a PurchaseOrderItem belongs to one PurchaseOrder. [1:M]</text:p>
      <text:p text:style-name="P225"/>
      <text:p text:style-name="P226">5.8 <text:span text:style-name="T148">User</text:span><text:span text:style-name="T149"> may have one or more </text:span><text:span text:style-name="T148">Permission</text:span><text:span text:style-name="T149">(s), </text:span><text:span text:style-name="T150">and a Permission may be granted to one or more User(s). </text:span><text:span text:style-name="T151">[M:N]</text:span></text:p>
      <text:p text:style-name="P227"/>
      <text:p text:style-name="P215">____________________________________________________________</text:p>
      <text:p text:style-name="P228"><text:span text:style-name="T152">6</text:span>. Permission Assignments</text:p>
      <text:p text:style-name="P229"/>
      <text:p text:style-name="P230"><text:span text:style-name="T153">6</text:span>.1 <text:span text:style-name="T10">Admin</text:span></text:p>
      <text:p text:style-name="P230"><text:span text:style-name="T78"/></text:p>
      <text:list text:style-name="L30">
        <text:list-item>
          <text:p text:style-name="P231">All permissions</text:p>
        </text:list-item>
      </text:list>
      <text:p text:style-name="P232"/>
      <text:p text:style-name="P232"><text:span text:style-name="T153">6</text:span>.2 <text:span text:style-name="T154">Senior Staff</text:span></text:p>
      <text:p text:style-name="P233"/>
      <text:list text:style-name="L31">
        <text:list-item>
          <text:p text:style-name="P234">Stock Permissions</text:p>
        </text:list-item>
        <text:list-item>
          <text:p text:style-name="P235"><text:soft-page-break/>Forecast Permissions</text:p>
        </text:list-item>
        <text:list-item>
          <text:p text:style-name="P236"><text:span text:style-name="T155">Procurement</text:span> Permission<text:span text:style-name="T156">s</text:span></text:p>
        </text:list-item>
        <text:list-item>
          <text:p text:style-name="P237">Notification Permissions</text:p>
        </text:list-item>
        <text:list-item>
          <text:p text:style-name="P238">Reports Permissions</text:p>
        </text:list-item>
        <text:list-item>
          <text:p text:style-name="P239">ViewProductDetails</text:p>
        </text:list-item>
      </text:list>
      <text:p text:style-name="P240"/>
      <text:p text:style-name="P241"><text:span text:style-name="T153">6</text:span>.3 <text:span text:style-name="T10">Standard Staff</text:span></text:p>
      <text:p text:style-name="P241"><text:span text:style-name="T78"/></text:p>
      <text:list text:style-name="L32">
        <text:list-item>
          <text:p text:style-name="P242">RecordOutgoingStock <text:span text:style-name="T157">Permission</text:span></text:p>
        </text:list-item>
        <text:list-item>
          <text:p text:style-name="P243">ViewStockLevels Permission</text:p>
        </text:list-item>
        <text:list-item>
          <text:p text:style-name="P244">ViewForecast Permission</text:p>
        </text:list-item>
        <text:list-item>
          <text:p text:style-name="P245">ViewProductDetails <text:span text:style-name="T158">Permission</text:span></text:p>
        </text:list-item>
      </text:list>
      <text:p text:style-name="P246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4T09:37:39.244118960</dc:date>
    <meta:editing-duration>P1DT23H19M57S</meta:editing-duration>
    <meta:editing-cycles>565</meta:editing-cycles>
    <meta:print-date>2025-12-01T09:11:42.338576266</meta:print-date>
    <meta:document-statistic meta:table-count="0" meta:image-count="0" meta:object-count="0" meta:page-count="10" meta:paragraph-count="250" meta:word-count="1612" meta:character-count="9894" meta:non-whitespace-character-count="8717"/>
  </office:meta>
</office:document-meta>
</file>